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6-06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5-22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1-15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0-02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4-10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1-1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0-17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8-02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4-07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1-04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0-06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9-12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8-02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5-04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2-09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0-08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7-23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4-2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2-26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715345454546" calcext:value-type="float">
            <text:p>6.527153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0454" calcext:value-type="float">
            <text:p>6.680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59912" calcext:value-type="float">
            <text:p>6.68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93544" calcext:value-type="float">
            <text:p>6.56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70104" calcext:value-type="float">
            <text:p>6.35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05724137931" calcext:value-type="float">
            <text:p>6.370057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7404" calcext:value-type="float">
            <text:p>6.40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07889655172" calcext:value-type="float">
            <text:p>6.425078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932" calcext:value-type="float">
            <text:p>6.44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846485714286" calcext:value-type="float">
            <text:p>6.65846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4344" calcext:value-type="float">
            <text:p>6.57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318864516129" calcext:value-type="float">
            <text:p>6.41318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12928" calcext:value-type="float">
            <text:p>6.38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40464516129" calcext:value-type="float">
            <text:p>6.23640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67688" calcext:value-type="float">
            <text:p>6.50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92129032258" calcext:value-type="float">
            <text:p>6.5109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358193548387" calcext:value-type="float">
            <text:p>6.41358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9664" calcext:value-type="float">
            <text:p>6.38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8116129032" calcext:value-type="float">
            <text:p>6.35208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6664" calcext:value-type="float">
            <text:p>6.52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92141935484" calcext:value-type="float">
            <text:p>6.42592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789571428571" calcext:value-type="float">
            <text:p>6.56789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2052" calcext:value-type="float">
            <text:p>6.51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90482758621" calcext:value-type="float">
            <text:p>6.608904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050314285714" calcext:value-type="float">
            <text:p>6.42050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17784" calcext:value-type="float">
            <text:p>6.15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961682758621" calcext:value-type="float">
            <text:p>6.209616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03352" calcext:value-type="float">
            <text:p>6.39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8572" calcext:value-type="float">
            <text:p>6.629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247944827586" calcext:value-type="float">
            <text:p>6.542479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824218181818" calcext:value-type="float">
            <text:p>6.648242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3613" calcext:value-type="float">
            <text:p>7.063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550234482759" calcext:value-type="float">
            <text:p>7.185502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133569230769" calcext:value-type="float">
            <text:p>7.111335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326" calcext:value-type="float">
            <text:p>7.03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788438709677" calcext:value-type="float">
            <text:p>6.81788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80232" calcext:value-type="float">
            <text:p>6.68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548735483871" calcext:value-type="float">
            <text:p>6.61548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04008" calcext:value-type="float">
            <text:p>6.61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661535483871" calcext:value-type="float">
            <text:p>6.49661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574503225806" calcext:value-type="float">
            <text:p>6.41574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0408" calcext:value-type="float">
            <text:p>6.39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890322580645" calcext:value-type="float">
            <text:p>6.2189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80496" calcext:value-type="float">
            <text:p>6.18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215922580645" calcext:value-type="float">
            <text:p>6.36215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7292" calcext:value-type="float">
            <text:p>6.52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649677419355" calcext:value-type="float">
            <text:p>6.5064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11668965517" calcext:value-type="float">
            <text:p>6.504116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3942" calcext:value-type="float">
            <text:p>6.393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014013793103" calcext:value-type="float">
            <text:p>6.350140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815733333333" calcext:value-type="float">
            <text:p>6.50815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273866666667" calcext:value-type="float">
            <text:p>6.50273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017672727273" calcext:value-type="float">
            <text:p>6.540176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607911111111" calcext:value-type="float">
            <text:p>6.616079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24942857143" calcext:value-type="float">
            <text:p>6.51324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135466666667" calcext:value-type="float">
            <text:p>6.35135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314885714286" calcext:value-type="float">
            <text:p>6.54314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38430769231" calcext:value-type="float">
            <text:p>6.650384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485936842105" calcext:value-type="float">
            <text:p>6.51485936842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103664516129" calcext:value-type="float">
            <text:p>6.72103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23304" calcext:value-type="float">
            <text:p>7.01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481290322581" calcext:value-type="float">
            <text:p>7.0448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36688" calcext:value-type="float">
            <text:p>7.10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03303225806" calcext:value-type="float">
            <text:p>7.19603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88374193548" calcext:value-type="float">
            <text:p>7.24288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53832258065" calcext:value-type="float">
            <text:p>7.33053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638" calcext:value-type="float">
            <text:p>7.263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850219354839" calcext:value-type="float">
            <text:p>7.50850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399285714286" calcext:value-type="float">
            <text:p>7.45399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543122580645" calcext:value-type="float">
            <text:p>7.39543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388722580645" calcext:value-type="float">
            <text:p>7.2338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57032" calcext:value-type="float">
            <text:p>7.17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59767741936" calcext:value-type="float">
            <text:p>7.09259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81648" calcext:value-type="float">
            <text:p>7.00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98090322581" calcext:value-type="float">
            <text:p>6.86498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143587096774" calcext:value-type="float">
            <text:p>6.62143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00832" calcext:value-type="float">
            <text:p>6.66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16541935484" calcext:value-type="float">
            <text:p>6.85416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8904" calcext:value-type="float">
            <text:p>6.9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81161290323" calcext:value-type="float">
            <text:p>7.13281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987571428571" calcext:value-type="float">
            <text:p>7.16987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71109677419" calcext:value-type="float">
            <text:p>7.05371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454141935484" calcext:value-type="float">
            <text:p>6.81454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76472" calcext:value-type="float">
            <text:p>6.72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045806451613" calcext:value-type="float">
            <text:p>6.8604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60672" calcext:value-type="float">
            <text:p>6.78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636929032258" calcext:value-type="float">
            <text:p>6.66636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457083870968" calcext:value-type="float">
            <text:p>6.48457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6464" calcext:value-type="float">
            <text:p>6.49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245987096774" calcext:value-type="float">
            <text:p>6.43245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0432" calcext:value-type="float">
            <text:p>6.2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927819354839" calcext:value-type="float">
            <text:p>6.8592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97942857143" calcext:value-type="float">
            <text:p>7.01997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128167741936" calcext:value-type="float">
            <text:p>7.23128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787174193548" calcext:value-type="float">
            <text:p>7.52787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27816" calcext:value-type="float">
            <text:p>7.47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08735483871" calcext:value-type="float">
            <text:p>7.4808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95304" calcext:value-type="float">
            <text:p>7.46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613109677419" calcext:value-type="float">
            <text:p>7.36613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035329032258" calcext:value-type="float">
            <text:p>7.30035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48752" calcext:value-type="float">
            <text:p>7.15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968283870968" calcext:value-type="float">
            <text:p>6.99968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05904" calcext:value-type="float">
            <text:p>7.06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05574193548" calcext:value-type="float">
            <text:p>7.09505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885048275862" calcext:value-type="float">
            <text:p>7.198850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85264516129" calcext:value-type="float">
            <text:p>7.15385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766451612903" calcext:value-type="float">
            <text:p>6.8776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62296" calcext:value-type="float">
            <text:p>6.86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40696774194" calcext:value-type="float">
            <text:p>6.99240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95008" calcext:value-type="float">
            <text:p>7.02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548980645161" calcext:value-type="float">
            <text:p>6.9054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7144516129" calcext:value-type="float">
            <text:p>6.7487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47112" calcext:value-type="float">
            <text:p>6.60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46503225807" calcext:value-type="float">
            <text:p>6.46146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02792" calcext:value-type="float">
            <text:p>6.45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898348387097" calcext:value-type="float">
            <text:p>6.68898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928657142857" calcext:value-type="float">
            <text:p>6.91928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938219354839" calcext:value-type="float">
            <text:p>6.92938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543225806452" calcext:value-type="float">
            <text:p>6.7154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73656" calcext:value-type="float">
            <text:p>6.55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8332" calcext:value-type="float">
            <text:p>6.437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41784" calcext:value-type="float">
            <text:p>6.30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52567741936" calcext:value-type="float">
            <text:p>6.13552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336283870968" calcext:value-type="float">
            <text:p>5.96336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44072" calcext:value-type="float">
            <text:p>6.20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199148387097" calcext:value-type="float">
            <text:p>6.37199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02336" calcext:value-type="float">
            <text:p>6.39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289935483871" calcext:value-type="float">
            <text:p>6.4828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925" calcext:value-type="float">
            <text:p>6.63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8824516129" calcext:value-type="float">
            <text:p>6.5688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7876" calcext:value-type="float">
            <text:p>6.62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40688" calcext:value-type="float">
            <text:p>6.49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420969230769" calcext:value-type="float">
            <text:p>6.484209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87584" calcext:value-type="float">
            <text:p>6.580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945753846154" calcext:value-type="float">
            <text:p>6.679457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102015384615" calcext:value-type="float">
            <text:p>6.521020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960128" calcext:value-type="float">
            <text:p>6.319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804" calcext:value-type="float">
            <text:p>6.17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27657142857" calcext:value-type="float">
            <text:p>6.45827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15" calcext:value-type="float">
            <text:p>6.53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9456" calcext:value-type="float">
            <text:p>6.5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1809" calcext:value-type="float">
            <text:p>6.0918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9716" calcext:value-type="float">
            <text:p>6.10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8576" calcext:value-type="float">
            <text:p>6.55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619046153846" calcext:value-type="float">
            <text:p>6.506190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141155555556" calcext:value-type="float">
            <text:p>6.411411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811688888889" calcext:value-type="float">
            <text:p>6.128116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17384615385" calcext:value-type="float">
            <text:p>5.699173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933066666667" calcext:value-type="float">
            <text:p>6.15933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79169230769" calcext:value-type="float">
            <text:p>5.806791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846488888889" calcext:value-type="float">
            <text:p>6.118464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17907692308" calcext:value-type="float">
            <text:p>6.327179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2205" calcext:value-type="float">
            <text:p>6.212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71674" calcext:value-type="float">
            <text:p>6.5971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5928" calcext:value-type="float">
            <text:p>6.5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872658064516" calcext:value-type="float">
            <text:p>6.37872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45824" calcext:value-type="float">
            <text:p>6.23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481935483871" calcext:value-type="float">
            <text:p>6.6048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612" calcext:value-type="float">
            <text:p>6.54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106012903226" calcext:value-type="float">
            <text:p>6.49106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2664" calcext:value-type="float">
            <text:p>6.37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608593548387" calcext:value-type="float">
            <text:p>6.63608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5036" calcext:value-type="float">
            <text:p>6.76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54270967742" calcext:value-type="float">
            <text:p>6.72654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005986206897" calcext:value-type="float">
            <text:p>6.680059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24957142857" calcext:value-type="float">
            <text:p>6.623249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564772413793" calcext:value-type="float">
            <text:p>6.535647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076557142857" calcext:value-type="float">
            <text:p>6.560765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861875862069" calcext:value-type="float">
            <text:p>6.658618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027006896552" calcext:value-type="float">
            <text:p>6.680270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546142857143" calcext:value-type="float">
            <text:p>6.68546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274924137931" calcext:value-type="float">
            <text:p>6.572749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000371428571" calcext:value-type="float">
            <text:p>6.67000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82372413793" calcext:value-type="float">
            <text:p>6.800823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00133333333" calcext:value-type="float">
            <text:p>6.78400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71952" calcext:value-type="float">
            <text:p>6.66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037527272727" calcext:value-type="float">
            <text:p>7.020375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7164" calcext:value-type="float">
            <text:p>7.02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95172413793" calcext:value-type="float">
            <text:p>7.06295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872271428572" calcext:value-type="float">
            <text:p>7.088722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81475862069" calcext:value-type="float">
            <text:p>7.083814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69460869565" calcext:value-type="float">
            <text:p>7.11469460869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508914285714" calcext:value-type="float">
            <text:p>7.04508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487503448276" calcext:value-type="float">
            <text:p>6.974875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65471428571" calcext:value-type="float">
            <text:p>6.925654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208275862069" calcext:value-type="float">
            <text:p>6.942082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538553846154" calcext:value-type="float">
            <text:p>6.865385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845779310345" calcext:value-type="float">
            <text:p>6.868457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10256" calcext:value-type="float">
            <text:p>6.63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01627586207" calcext:value-type="float">
            <text:p>6.778016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5288" calcext:value-type="float">
            <text:p>6.74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887448275862" calcext:value-type="float">
            <text:p>6.628874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28704516129" calcext:value-type="float">
            <text:p>6.4728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80064516129" calcext:value-type="float">
            <text:p>6.418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82808" calcext:value-type="float">
            <text:p>6.15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5458" calcext:value-type="float">
            <text:p>6.58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8488" calcext:value-type="float">
            <text:p>6.6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90193548387" calcext:value-type="float">
            <text:p>6.68790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016228571429" calcext:value-type="float">
            <text:p>6.85016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02167741935" calcext:value-type="float">
            <text:p>6.675021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039942857143" calcext:value-type="float">
            <text:p>6.57039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80028571429" calcext:value-type="float">
            <text:p>6.62080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9153" calcext:value-type="float">
            <text:p>6.9391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340977777778" calcext:value-type="float">
            <text:p>6.933409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839489655172" calcext:value-type="float">
            <text:p>7.048394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55228571429" calcext:value-type="float">
            <text:p>6.92255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01155555556" calcext:value-type="float">
            <text:p>6.894011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498171428571" calcext:value-type="float">
            <text:p>6.87498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53843478261" calcext:value-type="float">
            <text:p>7.107538434782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9252" calcext:value-type="float">
            <text:p>6.96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166933333333" calcext:value-type="float">
            <text:p>6.92166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76656" calcext:value-type="float">
            <text:p>6.864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963122580645" calcext:value-type="float">
            <text:p>6.70963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10992" calcext:value-type="float">
            <text:p>6.66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395741935484" calcext:value-type="float">
            <text:p>6.71395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23208" calcext:value-type="float">
            <text:p>6.73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402090322581" calcext:value-type="float">
            <text:p>6.80402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02619354839" calcext:value-type="float">
            <text:p>6.74802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51508" calcext:value-type="float">
            <text:p>6.515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606864516129" calcext:value-type="float">
            <text:p>6.5960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48888" calcext:value-type="float">
            <text:p>6.70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90877419355" calcext:value-type="float">
            <text:p>6.75490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83871428572" calcext:value-type="float">
            <text:p>6.873838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735225806452" calcext:value-type="float">
            <text:p>6.83735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658322580645" calcext:value-type="float">
            <text:p>6.70658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22576" calcext:value-type="float">
            <text:p>6.58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51870967742" calcext:value-type="float">
            <text:p>6.53451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1472" calcext:value-type="float">
            <text:p>6.53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361625806452" calcext:value-type="float">
            <text:p>6.66361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148206451613" calcext:value-type="float">
            <text:p>6.67148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3504" calcext:value-type="float">
            <text:p>6.53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9832258065" calcext:value-type="float">
            <text:p>6.78189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6024" calcext:value-type="float">
            <text:p>6.7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62632258064" calcext:value-type="float">
            <text:p>6.891626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7436" calcext:value-type="float">
            <text:p>6.91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016851612903" calcext:value-type="float">
            <text:p>7.10016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87432258065" calcext:value-type="float">
            <text:p>6.97087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14392" calcext:value-type="float">
            <text:p>6.84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831251612903" calcext:value-type="float">
            <text:p>6.72831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25648" calcext:value-type="float">
            <text:p>6.65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753187096774" calcext:value-type="float">
            <text:p>6.62753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182348387097" calcext:value-type="float">
            <text:p>6.55182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719015384615" calcext:value-type="float">
            <text:p>6.357190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18167741935" calcext:value-type="float">
            <text:p>6.812181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4336" calcext:value-type="float">
            <text:p>7.10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69367741936" calcext:value-type="float">
            <text:p>7.09869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155503448276" calcext:value-type="float">
            <text:p>7.081555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293909677419" calcext:value-type="float">
            <text:p>6.97293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626933333333" calcext:value-type="float">
            <text:p>6.89626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32272" calcext:value-type="float">
            <text:p>6.92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916" calcext:value-type="float">
            <text:p>6.69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74052173913" calcext:value-type="float">
            <text:p>6.7374052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3024" calcext:value-type="float">
            <text:p>6.91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02" calcext:value-type="float">
            <text:p>6.89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864" calcext:value-type="float">
            <text:p>6.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7812" calcext:value-type="float">
            <text:p>6.87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652" calcext:value-type="float">
            <text:p>6.86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308" calcext:value-type="float">
            <text:p>6.8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57854545455" calcext:value-type="float">
            <text:p>6.949578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246496" calcext:value-type="float">
            <text:p>7.042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6212" calcext:value-type="float">
            <text:p>6.77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082593103448" calcext:value-type="float">
            <text:p>6.660825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9984" calcext:value-type="float">
            <text:p>6.64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205682758621" calcext:value-type="float">
            <text:p>6.682056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81248" calcext:value-type="float">
            <text:p>6.68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21712" calcext:value-type="float">
            <text:p>6.60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10181818182" calcext:value-type="float">
            <text:p>6.772101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1808" calcext:value-type="float">
            <text:p>6.5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419034482759" calcext:value-type="float">
            <text:p>6.594190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4984" calcext:value-type="float">
            <text:p>7.08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11171428571" calcext:value-type="float">
            <text:p>7.15311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5256" calcext:value-type="float">
            <text:p>7.20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69584516129" calcext:value-type="float">
            <text:p>7.1769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3872" calcext:value-type="float">
            <text:p>7.18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930090322581" calcext:value-type="float">
            <text:p>7.13930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79768" calcext:value-type="float">
            <text:p>7.02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196748387097" calcext:value-type="float">
            <text:p>6.94196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207690322581" calcext:value-type="float">
            <text:p>7.25207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77424" calcext:value-type="float">
            <text:p>7.38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440180645161" calcext:value-type="float">
            <text:p>7.34440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09072" calcext:value-type="float">
            <text:p>7.41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947974193548" calcext:value-type="float">
            <text:p>7.43947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7318" calcext:value-type="float">
            <text:p>7.497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59070967742" calcext:value-type="float">
            <text:p>7.49159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995974193548" calcext:value-type="float">
            <text:p>7.46995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8004" calcext:value-type="float">
            <text:p>7.39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610219354839" calcext:value-type="float">
            <text:p>7.35610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0256" calcext:value-type="float">
            <text:p>7.26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360980645161" calcext:value-type="float">
            <text:p>7.10360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118" calcext:value-type="float">
            <text:p>6.90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631944827586" calcext:value-type="float">
            <text:p>6.786319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1096" calcext:value-type="float">
            <text:p>7.30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75310344828" calcext:value-type="float">
            <text:p>7.470753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37392" calcext:value-type="float">
            <text:p>7.46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632828571429" calcext:value-type="float">
            <text:p>7.41632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803380645161" calcext:value-type="float">
            <text:p>7.44803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2528" calcext:value-type="float">
            <text:p>7.45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251172413793" calcext:value-type="float">
            <text:p>7.35251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152722580645" calcext:value-type="float">
            <text:p>7.40152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74096" calcext:value-type="float">
            <text:p>7.41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432077419355" calcext:value-type="float">
            <text:p>7.38432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531561290323" calcext:value-type="float">
            <text:p>7.35531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36432" calcext:value-type="float">
            <text:p>7.20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805161290323" calcext:value-type="float">
            <text:p>7.1480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0672" calcext:value-type="float">
            <text:p>7.42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03303225807" calcext:value-type="float">
            <text:p>7.57703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30923076923" calcext:value-type="float">
            <text:p>7.632309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898787096774" calcext:value-type="float">
            <text:p>7.60898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843972413793" calcext:value-type="float">
            <text:p>7.538439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640257142857" calcext:value-type="float">
            <text:p>7.46640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420855172414" calcext:value-type="float">
            <text:p>7.344208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945028571429" calcext:value-type="float">
            <text:p>7.24945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304055172414" calcext:value-type="float">
            <text:p>7.143040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891117241379" calcext:value-type="float">
            <text:p>7.158911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642742857143" calcext:value-type="float">
            <text:p>7.55642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714305882353" calcext:value-type="float">
            <text:p>7.487143058823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8656" calcext:value-type="float">
            <text:p>7.38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422857142857" calcext:value-type="float">
            <text:p>7.34422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214769230769" calcext:value-type="float">
            <text:p>7.512147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078234482759" calcext:value-type="float">
            <text:p>7.520782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570916129032" calcext:value-type="float">
            <text:p>7.18570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6816" calcext:value-type="float">
            <text:p>7.05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72464516129" calcext:value-type="float">
            <text:p>6.89172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44112" calcext:value-type="float">
            <text:p>6.74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817961290323" calcext:value-type="float">
            <text:p>6.64817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313083870968" calcext:value-type="float">
            <text:p>6.39313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38704" calcext:value-type="float">
            <text:p>6.63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45496774194" calcext:value-type="float">
            <text:p>6.61445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29432" calcext:value-type="float">
            <text:p>6.68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51535483871" calcext:value-type="float">
            <text:p>7.22051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153828571429" calcext:value-type="float">
            <text:p>7.19153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624722580645" calcext:value-type="float">
            <text:p>7.06624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260309677419" calcext:value-type="float">
            <text:p>7.33260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0808" calcext:value-type="float">
            <text:p>7.47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454038709677" calcext:value-type="float">
            <text:p>7.49454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95304" calcext:value-type="float">
            <text:p>7.46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387509677419" calcext:value-type="float">
            <text:p>7.60387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267225806452" calcext:value-type="float">
            <text:p>7.4926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4952" calcext:value-type="float">
            <text:p>7.54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516516129032" calcext:value-type="float">
            <text:p>7.40516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9272" calcext:value-type="float">
            <text:p>7.44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02270967742" calcext:value-type="float">
            <text:p>7.51902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366455172414" calcext:value-type="float">
            <text:p>7.563664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25006451613" calcext:value-type="float">
            <text:p>7.48225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70308" calcext:value-type="float">
            <text:p>7.587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62179310345" calcext:value-type="float">
            <text:p>7.799621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06690909091" calcext:value-type="float">
            <text:p>8.086066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550317241379" calcext:value-type="float">
            <text:p>8.085503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4248" calcext:value-type="float">
            <text:p>8.19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5016" calcext:value-type="float">
            <text:p>8.15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424193103448" calcext:value-type="float">
            <text:p>8.084241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8164" calcext:value-type="float">
            <text:p>7.97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66951724138" calcext:value-type="float">
            <text:p>8.010669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03088" calcext:value-type="float">
            <text:p>8.16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231911111111" calcext:value-type="float">
            <text:p>8.282319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68184" calcext:value-type="float">
            <text:p>8.37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610817391304" calcext:value-type="float">
            <text:p>8.38610817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15236363636" calcext:value-type="float">
            <text:p>8.354152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453565217391" calcext:value-type="float">
            <text:p>8.29453565217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274690909091" calcext:value-type="float">
            <text:p>8.192746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626" calcext:value-type="float">
            <text:p>8.17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4558" calcext:value-type="float">
            <text:p>8.274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77" calcext:value-type="float">
            <text:p>8.2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2366" calcext:value-type="float">
            <text:p>8.262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794" calcext:value-type="float">
            <text:p>8.257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5508" calcext:value-type="float">
            <text:p>8.25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12330891032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1698" calcext:value-type="float">
            <text:p>8.251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416" meta:object-count="0"/>
    <meta:user-defined meta:name="AppVersion">3.0</meta:user-defined>
  </office:meta>
</office:document-meta>
</file>